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Inconsolata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атьяна Ботова (04.07.2011)</text:h>
      <text:list xml:id="list246849739" text:style-name="L1">
        <text:list-item>
          <text:p text:style-name="P2">Дан типизированный файл символов. Загрузить его содержимое в двусвязный список символов.</text:p>
        </text:list-item>
        <text:list-item>
          <text:p text:style-name="P1">Вычислить сумму значений во всех листьях данного бинарного дерева целых чисе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Inconsolata" svg:font-family="Inconsolata" style:font-pitch="fixed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7-04T00:50:31</dc:date>
    <dc:creator>Artem Pelenitsyn</dc:creator>
    <meta:editing-duration>PT2H29M12S</meta:editing-duration>
    <meta:editing-cycles>22</meta:editing-cycles>
    <meta:document-statistic meta:table-count="0" meta:image-count="0" meta:object-count="0" meta:page-count="1" meta:paragraph-count="3" meta:word-count="27" meta:character-count="197"/>
  </office:meta>
</office:document-meta>
</file>